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8488" officeooo:paragraph-rsid="000f8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courci fusion</text:p>
      <text:p text:style-name="P1"/>
      <text:p text:style-name="P1">D:</text:p>
      <text:p text:style-name="P1">x: passer de trait de construction à normale (vice-versa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0T08:50:16.778000000</meta:creation-date>
    <dc:date>2022-09-23T11:34:24.076000000</dc:date>
    <meta:editing-duration>P3DT2H34M7S</meta:editing-duration>
    <meta:editing-cycles>1</meta:editing-cycles>
    <meta:document-statistic meta:table-count="0" meta:image-count="0" meta:object-count="0" meta:page-count="1" meta:paragraph-count="3" meta:word-count="12" meta:character-count="74" meta:non-whitespace-character-count="65"/>
    <meta:generator>LibreOffice/6.4.5.2$Windows_X86_64 LibreOffice_project/a726b36747cf2001e06b58ad5db1aa3a9a1872d6</meta:generator>
  </office:meta>
</office:document-meta>
</file>